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efee" officeooo:paragraph-rsid="000aefee"/>
    </style:style>
    <style:style style:name="P2" style:family="paragraph" style:parent-style-name="Standard" style:list-style-name="L1">
      <style:text-properties fo:font-weight="bold" officeooo:rsid="000aefee" officeooo:paragraph-rsid="000aefee" style:font-weight-asian="bold" style:font-weight-complex="bold"/>
    </style:style>
    <style:style style:name="P3" style:family="paragraph" style:parent-style-name="Standard">
      <style:text-properties fo:font-weight="bold" officeooo:rsid="000aefee" officeooo:paragraph-rsid="000aefee" style:font-weight-asian="bold" style:font-weight-complex="bold"/>
    </style:style>
    <style:style style:name="P4" style:family="paragraph" style:parent-style-name="Standard">
      <style:text-properties fo:font-weight="bold" officeooo:rsid="000c0b15" officeooo:paragraph-rsid="000c0b15" style:font-weight-asian="bold" style:font-weight-complex="bold"/>
    </style:style>
    <style:style style:name="P5" style:family="paragraph" style:parent-style-name="Standard" style:list-style-name="L2">
      <style:text-properties fo:font-weight="bold" officeooo:rsid="000fc8e4" officeooo:paragraph-rsid="000fc8e4" style:font-weight-asian="bold" style:font-weight-complex="bold"/>
    </style:style>
    <style:style style:name="P6" style:family="paragraph" style:parent-style-name="Standard">
      <style:text-properties fo:font-weight="bold" officeooo:rsid="000fc8e4" officeooo:paragraph-rsid="000fc8e4" style:font-weight-asian="bold" style:font-weight-complex="bold"/>
    </style:style>
    <style:style style:name="P7" style:family="paragraph" style:parent-style-name="Standard">
      <style:text-properties fo:font-weight="bold" officeooo:rsid="0010fae0" officeooo:paragraph-rsid="0010fae0" style:font-weight-asian="bold" style:font-weight-complex="bold"/>
    </style:style>
    <style:style style:name="P8" style:family="paragraph" style:parent-style-name="Standard">
      <style:text-properties fo:font-weight="bold" officeooo:rsid="0011b7f8" officeooo:paragraph-rsid="0011b7f8" style:font-weight-asian="bold" style:font-weight-complex="bold"/>
    </style:style>
    <style:style style:name="P9" style:family="paragraph" style:parent-style-name="Standard">
      <style:text-properties fo:font-weight="normal" officeooo:rsid="000df054" officeooo:paragraph-rsid="000c0b15" style:font-weight-asian="normal" style:font-weight-complex="normal"/>
    </style:style>
    <style:style style:name="P10" style:family="paragraph" style:parent-style-name="Standard">
      <style:text-properties fo:font-weight="normal" officeooo:rsid="000fc8e4" officeooo:paragraph-rsid="000fc8e4" style:font-weight-asian="normal" style:font-weight-complex="normal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fo:font-weight="bold" officeooo:rsid="0011b7f8" officeooo:paragraph-rsid="0011b7f8" style:font-weight-asian="bold" style:font-weight-complex="bold"/>
    </style:style>
    <style:style style:name="P12" style:family="paragraph" style:parent-style-name="Standard" style:list-style-name="L3">
      <style:text-properties style:text-underline-style="solid" style:text-underline-width="auto" style:text-underline-color="font-color" fo:font-weight="bold" officeooo:rsid="001441a8" officeooo:paragraph-rsid="001441a8" style:font-weight-asian="bold" style:font-weight-complex="bold"/>
    </style:style>
    <style:style style:name="P13" style:family="paragraph" style:parent-style-name="Standard" style:list-style-name="L3">
      <style:text-properties style:text-underline-style="solid" style:text-underline-width="auto" style:text-underline-color="font-color" fo:font-weight="bold" officeooo:rsid="0014a702" officeooo:paragraph-rsid="0014a702" style:font-weight-asian="bold" style:font-weight-complex="bold"/>
    </style:style>
    <style:style style:name="P14" style:family="paragraph" style:parent-style-name="Standard" style:list-style-name="L3">
      <style:text-properties style:text-underline-style="solid" style:text-underline-width="auto" style:text-underline-color="font-color" fo:font-weight="bold" officeooo:rsid="0017bdb9" officeooo:paragraph-rsid="0017bdb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7bdb9" officeooo:paragraph-rsid="0017bdb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99e65" officeooo:paragraph-rsid="00199e65" style:font-weight-asian="bold" style:font-weight-complex="bold"/>
    </style:style>
    <style:style style:name="P17" style:family="paragraph" style:parent-style-name="Standard" style:list-style-name="L4">
      <style:text-properties style:text-underline-style="solid" style:text-underline-width="auto" style:text-underline-color="font-color" fo:font-weight="bold" officeooo:rsid="001a5a55" officeooo:paragraph-rsid="001a5a55" style:font-weight-asian="bold" style:font-weight-complex="bold"/>
    </style:style>
    <style:style style:name="P18" style:family="paragraph" style:parent-style-name="Standard" style:list-style-name="L4">
      <style:text-properties style:text-underline-style="solid" style:text-underline-width="auto" style:text-underline-color="font-color" fo:font-weight="bold" officeooo:rsid="001ae427" officeooo:paragraph-rsid="001ae427" style:font-weight-asian="bold" style:font-weight-complex="bold"/>
    </style:style>
    <style:style style:name="P19" style:family="paragraph" style:parent-style-name="Header">
      <style:text-properties officeooo:rsid="00096243" officeooo:paragraph-rsid="00096243"/>
    </style:style>
    <style:style style:name="P20" style:family="paragraph" style:parent-style-name="Table_20_Contents">
      <style:text-properties fo:font-weight="bold" officeooo:rsid="000df054" officeooo:paragraph-rsid="000df054" style:font-weight-asian="bold" style:font-weight-complex="bold"/>
    </style:style>
    <style:style style:name="P21" style:family="paragraph" style:parent-style-name="Table_20_Contents">
      <style:text-properties officeooo:rsid="000df054" officeooo:paragraph-rsid="000df0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5a4" style:font-weight-asian="normal" style:font-weight-complex="normal"/>
    </style:style>
    <style:style style:name="T3" style:family="text">
      <style:text-properties fo:font-weight="normal" officeooo:rsid="001a8a4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2c5a4" style:font-weight-asian="normal" style:font-weight-complex="normal"/>
    </style:style>
    <style:style style:name="T8" style:family="text">
      <style:text-properties style:text-underline-style="none" fo:font-weight="normal" officeooo:rsid="00179d04" style:font-weight-asian="normal" style:font-weight-complex="normal"/>
    </style:style>
    <style:style style:name="T9" style:family="text">
      <style:text-properties style:text-underline-style="none" fo:font-weight="normal" officeooo:rsid="0017bdb9" style:font-weight-asian="normal" style:font-weight-complex="normal"/>
    </style:style>
    <style:style style:name="T10" style:family="text">
      <style:text-properties style:text-underline-style="none" fo:font-weight="normal" officeooo:rsid="00198a39" style:font-weight-asian="normal" style:font-weight-complex="normal"/>
    </style:style>
    <style:style style:name="T11" style:family="text">
      <style:text-properties style:text-underline-style="none" fo:font-weight="normal" officeooo:rsid="001a8a47" style:font-weight-asian="normal" style:font-weight-complex="normal"/>
    </style:style>
    <style:style style:name="T12" style:family="text">
      <style:text-properties style:text-underline-style="none" fo:font-weight="normal" officeooo:rsid="001b45e6" style:font-weight-asian="normal" style:font-weight-complex="normal"/>
    </style:style>
    <style:style style:name="T13" style:family="text">
      <style:text-properties style:text-underline-style="none" fo:font-weight="normal" officeooo:rsid="001c0840" style:font-weight-asian="normal" style:font-weight-complex="normal"/>
    </style:style>
    <style:style style:name="T14" style:family="text">
      <style:text-properties style:text-underline-style="none" officeooo:rsid="00198a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ito de Estado sob 3 pontos de vista:</text:p>
      <text:list xml:id="list9083937529926363904" text:style-name="L1">
        <text:list-item>
          <text:p text:style-name="P2">sociológico<text:span text:style-name="T1"> → corporação territorial dotada de poder de mando originário;</text:span></text:p>
        </text:list-item>
        <text:list-item>
          <text:p text:style-name="P2">político<text:span text:style-name="T1"> → comunidade de homens, fixada em um território, com poder superior de ação, mando e coerção;</text:span></text:p>
        </text:list-item>
        <text:list-item>
          <text:p text:style-name="P2">constitucional<text:span text:style-name="T1"> → PJ territorial soberana.</text:span></text:p>
        </text:list-item>
      </text:list>
      <text:p text:style-name="P3"><text:span text:style-name="T1"/></text:p>
      <text:p text:style-name="P4"><text:span text:style-name="T1">A </text:span>função administrativa<text:span text:style-name="T1"> caracteriza-se por prover de maneira </text:span>imediata e concreta<text:span text:style-name="T1"> as exigências individuais ou coletivas para a satisfação dos interesses públicos preestabelecidos em lei.</text:span></text:p>
      <text:p text:style-name="P9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0">Presidencialismo</text:p>
          </table:table-cell>
          <table:table-cell table:style-name="Tabela1.B1" office:value-type="string">
            <text:p text:style-name="P20">Parlamentarismo</text:p>
          </table:table-cell>
        </table:table-row>
        <table:table-row>
          <table:table-cell table:style-name="Tabela1.A2" office:value-type="string">
            <text:p text:style-name="P21">Independência entre Executivo e Legislativo</text:p>
            <text:p text:style-name="P21">PR é Chefe de Estado e Chefe de Governo</text:p>
            <text:p text:style-name="P21">PR tem mandato fixo</text:p>
            <text:p text:style-name="P21">Legislativo não está sujeito a ser dissolvido pelo Executivo</text:p>
          </table:table-cell>
          <table:table-cell table:style-name="Tabela1.B2" office:value-type="string">
            <text:p text:style-name="P21">Colaboração entre Executivo e Legislativo</text:p>
            <text:p text:style-name="P21">PR/Monarca é Chefe de Estado</text:p>
            <text:p text:style-name="P21">Primeiro Ministro é Chefe de Governo</text:p>
            <text:p text:style-name="P21">Primeiro Ministro é indicado pelo PR para mandato sem prazo fixo</text:p>
            <text:p text:style-name="P21">Executivo pode dissolver o Legislativo</text:p>
            <text:p text:style-name="P21"/>
            <text:p text:style-name="P21"/>
          </table:table-cell>
        </table:table-row>
      </table:table>
      <text:p text:style-name="P9"/>
      <text:p text:style-name="P10">Atividades próprias da administração pública em sentido <text:span text:style-name="T4">objetivo</text:span>:</text:p>
      <text:list xml:id="list641394654300112057" text:style-name="L2">
        <text:list-item>
          <text:p text:style-name="P5"><text:span text:style-name="T1">polícia administrativa;</text:span></text:p>
        </text:list-item>
        <text:list-item>
          <text:p text:style-name="P5"><text:span text:style-name="T1">serviço público;</text:span></text:p>
        </text:list-item>
        <text:list-item>
          <text:p text:style-name="P5"><text:span text:style-name="T1">fomento; e</text:span></text:p>
        </text:list-item>
        <text:list-item>
          <text:p text:style-name="P5"><text:span text:style-name="T1">intervenção.</text:span></text:p>
        </text:list-item>
      </text:list>
      <text:p text:style-name="P6"><text:span text:style-name="T1"/></text:p>
      <text:p text:style-name="P7"><text:span text:style-name="T1">Na </text:span>administração pública<text:span text:style-name="T1">, a ação referente ao desempenho perene e sistemático, legal e técnico dos serviços do próprio Estado ou por ele assumidos em benefício da coletividade, é denominada </text:span>operacional<text:span text:style-name="T1">.</text:span></text:p>
      <text:p text:style-name="P7"><text:span text:style-name="T1"/></text:p>
      <text:p text:style-name="P8">Evolução do conceito de Direito Administrativo<text:span text:style-name="T1">:</text:span></text:p>
      <text:list xml:id="list3973653345478762044" text:style-name="L3">
        <text:list-item>
          <text:p text:style-name="P11"><text:span text:style-name="T1">Escola do serviço público</text:span><text:span text:style-name="T6">: meras regras de organização e gestão dos serviços públicos;</text:span></text:p>
        </text:list-item>
        <text:list-item>
          <text:p text:style-name="P11"><text:span text:style-name="T1">Critério do Poder Executivo</text:span><text:span text:style-name="T6">: </text:span><text:span text:style-name="T7">apenas disciplina a organização e a atividade do Poder Executivo;</text:span></text:p>
        </text:list-item>
        <text:list-item>
          <text:p text:style-name="P12"><text:span text:style-name="T2">C</text:span><text:span text:style-name="T1">ritério das relações jurídicas</text:span><text:span text:style-name="T6">: normas que regem relação Administração x administrados;</text:span></text:p>
        </text:list-item>
        <text:list-item>
          <text:p text:style-name="P13"><text:span text:style-name="T1">Critério teleológico</text:span><text:span text:style-name="T6">: sistema de princípios jurídicos e de normas que regulam a atividade do Estado;</text:span></text:p>
        </text:list-item>
        <text:list-item>
          <text:p text:style-name="P13"><text:span text:style-name="T1">Critério negativo</text:span><text:span text:style-name="T6"> (residual): atividades desenvolvidas para a consecução dos fins estatais, excluídas a legislação e a jurisdição;</text:span></text:p>
        </text:list-item>
        <text:list-item>
          <text:p text:style-name="P13"><text:span text:style-name="T1">Critério da distinção entre atividade jurídica e social do Estado</text:span><text:span text:style-name="T6">: </text:span><text:span text:style-name="T8">regula a atividade jurídica não contenciosa do Estado e a constituição dos órgãos e meios de sua ação em geral. </text:span><text:span text:style-name="T9">Considera o sentido objetivo e o sentido subjetivo, mas não trata da função administrativa;</text:span></text:p>
        </text:list-item>
        <text:list-item>
          <text:p text:style-name="P14"><text:span text:style-name="T1">Critério da Administração Pública</text:span><text:span text:style-name="T6">: </text:span><text:span text:style-name="T10">conjunto de princípios que regem a Administração Pública – critério mais aceito atualmente </text:span><text:span text:style-name="T13">– considerando suas atividades administrativas, os órgãos e pessoas jurídicas que a compõem, sua organização e suas relações com os particulares.</text:span></text:p>
        </text:list-item>
      </text:list>
      <text:p text:style-name="P15"><text:span text:style-name="T10"/></text:p>
      <text:p text:style-name="P16"><text:span text:style-name="T14">E</text:span><text:span text:style-name="T5">volução do objeto de Direito Administrativo</text:span><text:span text:style-name="T6">:</text:span></text:p>
      <text:list xml:id="list3019688478282871398" text:style-name="L4">
        <text:list-item>
          <text:p text:style-name="P17"><text:soft-page-break/><text:span text:style-name="T1">Escola legalista, exegética, empírica ou caótica</text:span><text:span text:style-name="T6">: considera apenas as regras contidas nas leis, ignora os princípios;</text:span></text:p>
        </text:list-item>
        <text:list-item>
          <text:p text:style-name="P17"><text:span text:style-name="T1">Direito Administrativo e ciência da administração</text:span><text:span text:style-name="T6">: </text:span><text:span text:style-name="T11">Direito Administrativo cuida de normas e princípios jurídicos que regem a Administração Pública e suas relações com os particulares, excluídas as funções legislativa e jurisdicional, enquanto a Ciência da Administração estuda e valora a utilidade e a oportunidade dessa atuação;</text:span></text:p>
        </text:list-item>
        <text:list-item>
          <text:p text:style-name="P18"><text:span text:style-name="T3">C</text:span><text:span text:style-name="T1">ritério técnico-científico</text:span><text:span text:style-name="T6">: construção doutrinária passa a ser mais sistemática e científica, com a preocupação de definir seus institutos específicos e princípios informativos. </text:span><text:span text:style-name="T12">O Direito Administrativo passou a ser desenvolvido com base em método técnico-jurídic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6243" officeooo:paragraph-rsid="0009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stado, governo e administração pública. Direito administrativo: origem, conceito, fontes. Sistemas administrativ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13:18.037253926</meta:creation-date>
    <dc:date>2018-01-26T17:11:59.174762864</dc:date>
    <meta:editing-duration>PT58M32S</meta:editing-duration>
    <meta:editing-cycles>21</meta:editing-cycles>
    <meta:generator>LibreOffice/5.2.7.2$Linux_X86_64 LibreOffice_project/20m0$Build-2</meta:generator>
    <meta:document-statistic meta:table-count="1" meta:image-count="0" meta:object-count="0" meta:page-count="2" meta:paragraph-count="35" meta:word-count="460" meta:character-count="3156" meta:non-whitespace-character-count="2745"/>
  </office:meta>
</office:document-meta>
</file>